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adornments="Roman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 Light" svg:font-family="'DejaVu Sans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226cm" fo:min-width="0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cm" svg:stroke-color="#000000" draw:marker-start-width="0.23cm" draw:marker-end-width="0.23cm" draw:fill="solid" draw:fill-color="#000000" draw:opacity="100%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marker-start-width="0.23cm" draw:marker-end-width="0.23cm" draw:fill="none" draw:textarea-horizontal-align="justify" draw:textarea-vertical-align="middle" draw:auto-grow-height="false" fo:min-height="0.226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style:font-name="CMU Serif"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CMU Serif1" fo:font-size="7pt" fo:font-style="normal" style:font-name-asian="CMU Serif1" style:font-size-asian="7pt" style:font-style-asian="normal" style:font-name-complex="CMU Serif1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0.7cm" svg:height="0.7cm" svg:x="0.6cm" svg:y="3.422cm">
          <text:p text:style-name="P1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cm" svg:height="0.7cm" svg:x="0.6cm" svg:y="0.022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3cm" svg:y1="3.772cm" svg:x2="2.301cm" svg:y2="3.773cm" draw:start-shape="id1" draw:start-glue-point="10" draw:end-shape="id2" draw:end-glue-point="6" svg:d="M1300 3772l1001 1" svg:viewBox="0 0 1002 2">
          <text:p/>
        </draw:connector>
        <draw:custom-shape draw:style-name="gr3" draw:text-style-name="P2" xml:id="id3" draw:id="id3" draw:layer="layout" svg:width="0.7cm" svg:height="0.7cm" svg:x="0.6cm" svg:y="2.303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7cm" svg:height="0.7cm" svg:x="0.6cm" svg:y="1.162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0.7cm" svg:height="0.7cm" svg:x="2.301cm" svg:y="3.42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7cm" svg:height="0.7cm" svg:x="2.301cm" svg:y="0.02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7cm" svg:height="0.7cm" svg:x="2.301cm" svg:y="2.30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0.7cm" svg:height="0.7cm" svg:x="2.301cm" svg:y="1.16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3cm" svg:y1="2.653cm" svg:x2="2.301cm" svg:y2="2.654cm" draw:start-shape="id3" draw:start-glue-point="10" draw:end-shape="id4" draw:end-glue-point="6" svg:d="M1300 2653l1001 1" svg:viewBox="0 0 1002 2">
          <text:p/>
        </draw:connector>
        <draw:connector draw:style-name="gr2" draw:text-style-name="P1" draw:layer="layout" draw:type="line" svg:x1="1.3cm" svg:y1="1.512cm" svg:x2="2.301cm" svg:y2="1.513cm" draw:start-shape="id5" draw:start-glue-point="10" draw:end-shape="id6" draw:end-glue-point="6" svg:d="M1300 1512l1001 1" svg:viewBox="0 0 1002 2">
          <text:p/>
        </draw:connector>
        <draw:connector draw:style-name="gr2" draw:text-style-name="P1" draw:layer="layout" draw:type="line" svg:x1="1.3cm" svg:y1="0.372cm" svg:x2="2.301cm" svg:y2="0.373cm" draw:start-shape="id7" draw:start-glue-point="10" draw:end-shape="id8" draw:end-glue-point="6" svg:d="M1300 372l1001 1" svg:viewBox="0 0 1002 2">
          <text:p/>
        </draw:connector>
        <draw:connector draw:style-name="gr2" draw:text-style-name="P1" draw:layer="layout" draw:type="curve" svg:x1="0.6cm" svg:y1="3.772cm" svg:x2="0.6cm" svg:y2="1.512cm" draw:start-shape="id1" draw:start-glue-point="6" draw:end-shape="id5" draw:end-glue-point="6" svg:d="M600 3772c-765 0-765-2260 0-2260" svg:viewBox="0 0 575 2261">
          <text:p/>
        </draw:connector>
        <draw:path draw:style-name="gr4" draw:text-style-name="P1" draw:layer="layout" svg:width="0.583cm" svg:height="2.279cm" svg:x="3cm" svg:y="0.358cm" svg:viewBox="0 0 584 2280" svg:d="M0 2270v10c49 0 95-9 138-26s83-42 120-74c36-31 69-69 100-113 30-43 57-92 81-146 49-107 85-231 109-364s36-275 36-417-12-284-36-417-60-257-109-364c-24-54-51-103-81-146-31-44-64-82-100-113-37-32-77-57-120-74s-89-26-138-26v10 10c47 0 90 9 131 25s79 40 113 70c36 30 68 67 97 109 30 43 57 91 80 143 48 105 83 228 107 360s36 272 36 413-12 281-36 413-59 255-107 360c-23 52-50 100-80 143-29 42-61 79-97 109-34 30-72 54-113 70s-84 25-131 25z">
          <text:p/>
        </draw:path>
        <draw:custom-shape draw:style-name="gr5" draw:text-style-name="P2" draw:layer="layout" svg:width="0.7cm" svg:height="0.7cm" svg:x="2.278cm" svg:y="3.424cm">
          <text:p text:style-name="P1"><text:span text:style-name="T3">¬</text:span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cm" svg:height="0.7cm" svg:x="2.278cm" svg:y="0.024cm">
          <text:p text:style-name="P1"><text:span text:style-name="T3">¬</text:span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cm" svg:height="0.7cm" svg:x="2.278cm" svg:y="2.305cm">
          <text:p text:style-name="P1"><text:span text:style-name="T3">¬</text:span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cm" svg:height="0.7cm" svg:x="2.278cm" svg:y="1.164cm">
          <text:p text:style-name="P1"><text:span text:style-name="T3">¬</text:span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0.95cm" svg:y1="2.303cm" svg:x2="0.95cm" svg:y2="1.862cm" draw:start-shape="id3" draw:start-glue-point="4" draw:end-shape="id5" draw:end-glue-point="8" svg:d="M950 2303v-441" svg:viewBox="0 0 1 442">
          <text:p/>
        </draw:connector>
        <draw:connector draw:style-name="gr2" draw:text-style-name="P1" draw:layer="layout" draw:type="line" svg:x1="0.95cm" svg:y1="3.422cm" svg:x2="0.95cm" svg:y2="3.003cm" draw:start-shape="id1" draw:start-glue-point="4" draw:end-shape="id3" draw:end-glue-point="8" svg:d="M950 3422v-419" svg:viewBox="0 0 1 420">
          <text:p/>
        </draw:connector>
        <draw:connector draw:style-name="gr2" draw:text-style-name="P1" draw:layer="layout" draw:type="line" svg:x1="2.651cm" svg:y1="1.163cm" svg:x2="2.651cm" svg:y2="0.723cm" draw:start-shape="id6" draw:start-glue-point="4" draw:end-shape="id8" draw:end-glue-point="8" svg:d="M2651 1163v-440" svg:viewBox="0 0 1 441">
          <text:p/>
        </draw:connector>
        <draw:connector draw:style-name="gr2" draw:text-style-name="P1" draw:layer="layout" draw:type="line" svg:x1="2.651cm" svg:y1="2.304cm" svg:x2="2.651cm" svg:y2="1.863cm" draw:start-shape="id4" draw:start-glue-point="4" draw:end-shape="id6" draw:end-glue-point="8" svg:d="M2651 2304v-441" svg:viewBox="0 0 1 4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1" svg:font-family="'CMU Serif'" style:font-adornments="Roman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 Light" svg:font-family="'DejaVu Sans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6cm" fo:page-height="4.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1T12:48:08</meta:creation-date>
    <dc:date>2014-11-20T16:54:49.737674764</dc:date>
    <meta:editing-duration>PT23M31S</meta:editing-duration>
    <meta:editing-cycles>3</meta:editing-cycles>
    <meta:generator>LibreOffice/4.3.4.1$Linux_X86_64 LibreOffice_project/bc356b2f991740509f321d70e4512a6a54c5f243</meta:generator>
    <meta:document-statistic meta:object-count="22"/>
  </office:meta>
</office:document-meta>
</file>